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1983420374" text:style-name="L1">
        <text:list-item>
          <text:p text:style-name="P10">OpenLCB Common Information Technical Note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482187214" text:style-name="L2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itle<text:tab/>1</text:p>
          <text:p text:style-name="P8">Section Title<text:tab/>2</text:p>
          <text:p text:style-name="P8">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tracked-changes>
          <text:changed-region xml:id="ct877564192" text:id="ct877564192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877472864" text:id="ct87747286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877564192"/><text:span text:style-name="Page_20_Number"><text:span text:style-name="MT2">2</text:span></text:span><text:change-end text:change-id="ct877564192"/><text:change text:change-id="ct87747286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3-27T10:14:07.99">3/27/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3-27T10:14:07.99">Mar 27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456329408" text:id="ct45632940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877257792" text:id="ct877257792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456250560" text:id="ct456250560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877364416" text:id="ct877364416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456329408"/><text:change-start text:change-id="ct877257792"/><text:span text:style-name="Page_20_Number"><text:span text:style-name="MT2">2</text:span></text:span><text:change-end text:change-id="ct877257792"/><text:span text:style-name="Page_20_Number"><text:span text:style-name="MT2">01</text:span></text:span><text:change-start text:change-id="ct456250560"/><text:span text:style-name="Page_20_Number"><text:span text:style-name="MT2">2</text:span></text:span><text:change-end text:change-id="ct456250560"/><text:change text:change-id="ct87736441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3-27T10:14:07.99">3/27/2012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68</meta:editing-cycles>
    <meta:editing-duration>PT11H47M55S</meta:editing-duration>
    <meta:generator>OpenOffice.org/3.3$Unix OpenOffice.org_project/330m20$Build-9567</meta:generator>
    <dc:date>2012-03-27T10:14:08</dc:date>
    <dc:creator>Bob Jacobsen</dc:creator>
    <meta:document-statistic meta:table-count="1" meta:image-count="1" meta:object-count="0" meta:page-count="2" meta:paragraph-count="36" meta:word-count="347" meta:character-count="2480"/>
    <meta:user-defined meta:name="Info 1"/>
    <meta:user-defined meta:name="Info 2"/>
    <meta:user-defined meta:name="Info 3"/>
    <meta:user-defined meta:name="Info 4"/>
  </office:meta>
</office:document-meta>
</file>